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3" style:master-page-name="">
      <style:paragraph-properties style:page-number="auto" fo:break-before="page"/>
    </style:style>
    <style:style style:name="P46" style:family="paragraph" style:parent-style-name="Heading_20_2" style:master-page-name="">
      <style:paragraph-properties style:page-number="auto" fo:break-before="pag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oemenia-0.1.9.oxt&#13;Update file created : poemenia.update.xml&#13;&#13;26.04.2021 11:44:0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13;&#13;____ Fatal error ! Compilation stopped. ____&#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13;&#13;____ Fatal error ! Compilation stopped. ____&#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poemenia</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82285707287051004"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6"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639638054001416837" text:style-name="L2">
        <text:list-item>
          <text:p text:style-name="P49">Version 2.1.2 :</text:p>
        </text:list-item>
      </text:list>
      <text:list xml:id="list597504103917420413" text:style-name="L3">
        <text:list-item>
          <text:list>
            <text:list-item>
              <text:p text:style-name="P50">Localized help : resolved non-functional hyperlink due to API incompatibility introduced by Apache OpenOffice 4.1 (and LibreOffice 4.0).</text:p>
            </text:list-item>
          </text:list>
        </text:list-item>
      </text:list>
      <text:list xml:id="list31657786" text:continue-list="list1639638054001416837" text:style-name="L2">
        <text:list-item>
          <text:p text:style-name="P49">Version 2.1.1 :</text:p>
        </text:list-item>
      </text:list>
      <text:list xml:id="list853068486126206961"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31664185" text:continue-list="list31657786" text:style-name="L2">
        <text:list-item>
          <text:p text:style-name="P49">Version 2.1.0 :</text:p>
        </text:list-item>
      </text:list>
      <text:list xml:id="list949492785912606397"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31676427" text:continue-list="list31664185" text:style-name="L2">
        <text:list-item>
          <text:p text:style-name="P49">Version 2.0.0 :</text:p>
        </text:list-item>
      </text:list>
      <text:list xml:id="list3116979024185809933"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31654737" text:continue-list="list31676427" text:style-name="L2">
        <text:list-item>
          <text:p text:style-name="P49">Version 1.5.3 :</text:p>
        </text:list-item>
      </text:list>
      <text:list xml:id="list1088577770691831121"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152029988479579927"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oemenia</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609804255764317479"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779360775930073899"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033336900191326090"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163796495957579366"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353463714588092817"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345687036124836887"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070633957001927562"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708663983016599794"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008434860605787490" text:style-name="L17">
        <text:list-item>
          <text:p text:style-name="P64">Arg1 : <text:span text:style-name="InstructionMacro">String</text:span> : mandatory, type of control used for the button</text:p>
        </text:list-item>
      </text:list>
      <text:list xml:id="list4870079767243543285"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5270500223239447647"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618887242113644598"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216357817694251672"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537948852451097996"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718703841062263050"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821665956150022190"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615919162096514004"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669150951035045098"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037300769101848119"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515065016473603603"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869818254377265701"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986041982251649380"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138526494066200596"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237413535192686162"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926448617122613502"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641239950682714438"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poemenia</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poemenia – Localize the Pepito Cleaner extension.</text:p>
      <text:p text:style-name="tooltipText"/>
      <text:p text:style-name="tooltipLang"><text:bookmark-start text:name="__RefHeading__44467_325084090"/>Tooltip de<text:bookmark-end text:name="__RefHeading__44467_325084090"/></text:p>
      <text:p text:style-name="descrText">poemenia – Sprache einstellen für die Pepito Cleaner-Erweiterung.</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Localize the Pepito Cleaner extension.</text:p>
      <text:p text:style-name="P39"><text:soft-page-break/></text:p>
      <text:p text:style-name="descrText"/>
      <text:p text:style-name="descrLang"><text:bookmark-start text:name="__RefHeading__78156_325084090"/>Description de<text:bookmark-end text:name="__RefHeading__78156_325084090"/></text:p>
      <text:p text:style-name="descrText">Sprache einstellen für die Pepito Cleaner-Erweiterung.</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222815833660541415"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91498429410252893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74164976238720156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734774896479381327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165794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38739492985866081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2779411934394544068"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3976751237651258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14</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16</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17</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17</dc:date>
     <text:p>internal</text:p>
     <text:p>Page2</text:p>
     <text:p/>
    </office:annotation>Paragraph styles</text:p>
      <text:p text:style-name="P28"><office:annotation>
     <dc:creator>BM</dc:creator>
     <dc:date>2008-03-13T00:00:00.17</dc:date>
     <text:p>internal</text:p>
     <text:p>Page7</text:p>
     <text:p/>
    </office:annotation>Hyperlinks</text:p>
      <text:p text:style-name="hlp_5f_paragraph"><text:span text:style-name="T14"><office:annotation>
      <dc:creator>BM</dc:creator>
      <dc:date>2008-03-13T00:00:00.17</dc:date>
      <text:p>internal</text:p>
      <text:p>Page3</text:p>
      <text:p/>
     </office:annotation></text:span><text:span text:style-name="T14">Text formatting</text:span></text:p>
      <text:p text:style-name="P28"><office:annotation>
     <dc:creator>BM</dc:creator>
     <dc:date>2008-03-26T00:00:00.17</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17</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17</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18</dc:date>
     <text:p>external</text:p>
     <text:p>text/swriter/main0210.xhp</text:p>
     <text:p/>
    </office:annotation><text:span text:style-name="T14">Preview topic</text:span> </text:p>
      <text:p text:style-name="hlp_5f_paragraph">This hyperlink displays <text:s/><office:annotation>
     <dc:creator>BM</dc:creator>
     <dc:date>2008-03-15T00:00:00.18</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1671463" text:continue-list="list791498429410252893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1672880" text:continue-list="list3165794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19</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19</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19</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31651862" text:continue-list="list3167146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oemenia</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oemenia</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7</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9" meta:character-count="8187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oemenia", "0.1.9") ' fill with your values
  setExtensionDescription("en, de")
  setDisplayName("en", "poemenia - Localize the Pepito Cleaner extension.")
  setDisplayName("de", "poemenia - Sprache einstellen für die Pepito Cleaner-Erweiterung.")
  setTooltip("en, de", "en") ' deprecated ! starting from 3.1,use instead setExtensionDescription

  setPublisherName("en", "Peter Triesberger", "https://github.com/peter88213")
  setLicense("en")

beginUpdateInformation("direct", "direct") 
  setUpdateSource("https://raw.githubusercontent.com/peter88213/poemenia/main/", "https://raw.githubusercontent.com/peter88213/poemenia/main/")
endUpdateInformation

endDescription  


beginAnnexes 
  useLibrary("Basic", "poemenia/")
endAnnexes

beginAddonUI

  beginOfficeHelp
	   beginTitles()
	  	setTitle("poemenia help", "en")
	  	setTitle("poemenia Hilfe", "de")
      endTitles
      setURL("Basic", "poemenia", "help", "show_help")
  endOfficeHelp


  beginAddonMenu

    beginMenu
    
      beginTitles
	    setTitle("poemenia - Set Pepito Cleaner language", "en")
	    setTitle("poemenia - Sprache für Pepito Cleaner einstellen", "de")
      endTitles

      beginMenuItems

		beginCommand
            beginTitles()
              setTitle("Set Pepito Cleaner language to de-DE", "en")
              setTitle("Sprache für Pepito Cleaner zu de-DE setzen", "de")
            endTitles
            setURL("Basic", "poemenia", "de_DE", "localize_pepito")

		endCommand

        addSeparator

   		beginCommand
            beginTitles()
              setTitle("Reset Pepito Cleaner language", "en")
              setTitle("Spracheinstellungen für Pepito Cleaner zurücksetzen", "de")
            endTitles
            setURL("Basic", "poemenia", "common", "reset_pepito")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